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1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1.3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.99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.992cm"/>
    </style:style>
    <style:style style:name="gr8" style:family="graphic" style:parent-style-name="standard">
      <style:graphic-properties draw:stroke="none" svg:stroke-color="#000000" draw:fill="none" draw:fill-color="#ffffff" fo:min-height="0.61cm"/>
    </style:style>
    <style:style style:name="gr9" style:family="graphic" style:parent-style-name="standard">
      <style:graphic-properties draw:stroke="none" svg:stroke-color="#000000" draw:fill="none" draw:fill-color="#ffffff" fo:min-height="0.57cm"/>
    </style:style>
    <style:style style:name="gr10" style:family="graphic" style:parent-style-name="standard">
      <style:graphic-properties draw:stroke="none" svg:stroke-color="#000000" draw:fill="none" draw:fill-color="#ffffff" fo:min-height="0.971cm"/>
    </style:style>
    <style:style style:name="gr11" style:family="graphic" style:parent-style-name="standard">
      <style:graphic-properties draw:stroke="none" svg:stroke-color="#000000" draw:fill="none" draw:fill-color="#ffffff" fo:min-height="0.443cm"/>
    </style:style>
    <style:style style:name="gr12" style:family="graphic" style:parent-style-name="standard">
      <style:graphic-properties draw:stroke="none" svg:stroke-color="#000000" draw:fill="none" draw:fill-color="#ffffff" fo:min-height="0.993cm"/>
    </style:style>
    <style:style style:name="gr13" style:family="graphic" style:parent-style-name="standard">
      <style:graphic-properties draw:stroke="none" svg:stroke-color="#000000" draw:fill="none" draw:fill-color="#ffffff" fo:min-height="0.67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363cm" svg:height="0.972cm" svg:x="3.153cm" svg:y="0.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6cm" svg:height="0.98cm" svg:x="3.15cm" svg:y="5.52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6cm" svg:height="1.14cm" svg:x="3.15cm" svg:y="7.3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6cm" svg:height="1.28cm" svg:x="3.15cm" svg:y="9.27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6cm" svg:height="1.37cm" svg:x="3.15cm" svg:y="11.4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6cm" svg:height="1.26cm" svg:x="3.15cm" svg:y="13.69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36cm" svg:height="0.98cm" svg:x="3.15cm" svg:y="15.76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8.4cm" svg:y1="1.1cm" svg:x2="8.4cm" svg:y2="1.924cm">
          <text:p/>
        </draw:line>
        <draw:line draw:style-name="gr2" draw:text-style-name="P1" draw:layer="layout" svg:x1="8.4cm" svg:y1="6.527cm" svg:x2="8.4cm" svg:y2="7.351cm">
          <text:p/>
        </draw:line>
        <draw:line draw:style-name="gr2" draw:text-style-name="P1" draw:layer="layout" svg:x1="8.4cm" svg:y1="8.447cm" svg:x2="8.4cm" svg:y2="9.271cm">
          <text:p/>
        </draw:line>
        <draw:line draw:style-name="gr2" draw:text-style-name="P1" draw:layer="layout" svg:x1="8.4cm" svg:y1="10.627cm" svg:x2="8.4cm" svg:y2="11.451cm">
          <text:p/>
        </draw:line>
        <draw:line draw:style-name="gr2" draw:text-style-name="P1" draw:layer="layout" svg:x1="8.4cm" svg:y1="12.857cm" svg:x2="8.4cm" svg:y2="13.681cm">
          <text:p/>
        </draw:line>
        <draw:line draw:style-name="gr2" draw:text-style-name="P1" draw:layer="layout" svg:x1="8.399cm" svg:y1="14.854cm" svg:x2="8.399cm" svg:y2="15.674cm">
          <text:p/>
        </draw:line>
        <draw:line draw:style-name="gr3" draw:text-style-name="P1" draw:layer="layout" svg:x1="0.496cm" svg:y1="5.935cm" svg:x2="3.125cm" svg:y2="5.935cm">
          <text:p/>
        </draw:line>
        <draw:line draw:style-name="gr2" draw:text-style-name="P1" draw:layer="layout" svg:x1="13.536cm" svg:y1="9.885cm" svg:x2="16.59cm" svg:y2="9.885cm">
          <text:p/>
        </draw:line>
        <draw:line draw:style-name="gr2" draw:text-style-name="P1" draw:layer="layout" svg:x1="13.54cm" svg:y1="12.157cm" svg:x2="16.59cm" svg:y2="12.157cm">
          <text:p/>
        </draw:line>
        <draw:line draw:style-name="gr2" draw:text-style-name="P1" draw:layer="layout" svg:x1="13.54cm" svg:y1="14.287cm" svg:x2="16.59cm" svg:y2="14.287cm">
          <text:p/>
        </draw:line>
        <draw:frame draw:style-name="gr4" draw:text-style-name="P2" draw:layer="layout" svg:width="2.186cm" svg:height="0.963cm" svg:x="13.616cm" svg:y="7.097cm">
          <draw:text-box>
            <text:p text:style-name="P2">yes</text:p>
          </draw:text-box>
        </draw:frame>
        <draw:frame draw:style-name="gr5" draw:text-style-name="P2" draw:layer="layout" svg:width="2.186cm" svg:height="0.963cm" svg:x="13.543cm" svg:y="9.024cm">
          <draw:text-box>
            <text:p text:style-name="P2">yes</text:p>
          </draw:text-box>
        </draw:frame>
        <draw:frame draw:style-name="gr5" draw:text-style-name="P2" draw:layer="layout" svg:width="2.186cm" svg:height="0.963cm" svg:x="13.601cm" svg:y="11.292cm">
          <draw:text-box>
            <text:p text:style-name="P2">yes</text:p>
          </draw:text-box>
        </draw:frame>
        <draw:frame draw:style-name="gr5" draw:text-style-name="P2" draw:layer="layout" svg:width="2.186cm" svg:height="0.963cm" svg:x="13.601cm" svg:y="13.429cm">
          <draw:text-box>
            <text:p text:style-name="P2">yes</text:p>
          </draw:text-box>
        </draw:frame>
        <draw:frame draw:style-name="gr6" draw:text-style-name="P2" draw:layer="layout" svg:width="1.781cm" svg:height="0.963cm" svg:x="8.386cm" svg:y="6.423cm">
          <draw:text-box>
            <text:p text:style-name="P2">yes</text:p>
          </draw:text-box>
        </draw:frame>
        <draw:frame draw:style-name="gr7" draw:text-style-name="P2" draw:layer="layout" svg:width="1.781cm" svg:height="0.963cm" svg:x="8.492cm" svg:y="8.464cm">
          <draw:text-box>
            <text:p text:style-name="P2">no</text:p>
          </draw:text-box>
        </draw:frame>
        <draw:frame draw:style-name="gr7" draw:text-style-name="P2" draw:layer="layout" svg:width="1.832cm" svg:height="0.963cm" svg:x="8.521cm" svg:y="10.52cm">
          <draw:text-box>
            <text:p text:style-name="P2">no</text:p>
          </draw:text-box>
        </draw:frame>
        <draw:frame draw:style-name="gr6" draw:text-style-name="P2" draw:layer="layout" svg:width="1.781cm" svg:height="0.963cm" svg:x="8.371cm" svg:y="12.754cm">
          <draw:text-box>
            <text:p text:style-name="P2">no</text:p>
          </draw:text-box>
        </draw:frame>
        <draw:custom-shape draw:style-name="gr1" draw:text-style-name="P1" draw:layer="layout" svg:width="6.974cm" svg:height="0.977cm" svg:x="11.176cm" svg:y="17.26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6.614cm" svg:y1="4.187cm" svg:x2="16.577cm" svg:y2="17.244cm">
          <text:p/>
        </draw:line>
        <draw:line draw:style-name="gr3" draw:text-style-name="P1" draw:layer="layout" svg:x1="0.5cm" svg:y1="5.944cm" svg:x2="0.5cm" svg:y2="13.064cm">
          <text:p/>
        </draw:line>
        <draw:line draw:style-name="gr2" draw:text-style-name="P1" draw:layer="layout" svg:x1="0.477cm" svg:y1="13.08cm" svg:x2="8.348cm" svg:y2="13.078cm">
          <text:p/>
        </draw:line>
        <draw:frame draw:style-name="gr4" draw:text-style-name="P2" draw:layer="layout" svg:width="2.188cm" svg:height="0.963cm" svg:x="0.626cm" svg:y="5.156cm">
          <draw:text-box>
            <text:p text:style-name="P2">no</text:p>
          </draw:text-box>
        </draw:frame>
        <draw:frame draw:style-name="gr8" draw:text-style-name="P4" draw:layer="layout" svg:width="9.925cm" svg:height="0.86cm" svg:x="3.408cm" svg:y="0.314cm">
          <draw:text-box>
            <text:p text:style-name="P3"><text:span text:style-name="T1">Start</text:span></text:p>
          </draw:text-box>
        </draw:frame>
        <draw:frame draw:style-name="gr9" draw:text-style-name="P5" draw:layer="layout" svg:width="10.36cm" svg:height="0.82cm" svg:x="3.15cm" svg:y="5.647cm">
          <draw:text-box>
            <text:p text:style-name="P5"><text:span text:style-name="T2">Name have an extension?</text:span></text:p>
          </draw:text-box>
        </draw:frame>
        <draw:frame draw:style-name="gr10" draw:text-style-name="P5" draw:layer="layout" svg:width="10.343cm" svg:height="1.361cm" svg:x="3.18cm" svg:y="7.238cm">
          <draw:text-box>
            <text:p text:style-name="P5"><text:span text:style-name="T2">Located on search path with caller's extension?</text:span></text:p>
          </draw:text-box>
        </draw:frame>
        <draw:frame draw:style-name="gr11" draw:text-style-name="P5" draw:layer="layout" svg:width="10.446cm" svg:height="1.361cm" svg:x="3.215cm" svg:y="9.314cm">
          <draw:text-box>
            <text:p text:style-name="P5"><text:span text:style-name="T2">Located on search path with application extension?</text:span></text:p>
          </draw:text-box>
        </draw:frame>
        <draw:frame draw:style-name="gr10" draw:text-style-name="P5" draw:layer="layout" svg:width="10.858cm" svg:height="1.361cm" svg:x="2.941cm" svg:y="11.467cm">
          <draw:text-box>
            <text:p text:style-name="P5"><text:span text:style-name="T2">Located on search path with default system extension?</text:span></text:p>
          </draw:text-box>
        </draw:frame>
        <draw:frame draw:style-name="gr12" draw:text-style-name="P5" draw:layer="layout" svg:width="10.266cm" svg:height="1.361cm" svg:x="3.134cm" svg:y="13.687cm">
          <draw:text-box>
            <text:p text:style-name="P5"><text:span text:style-name="T2">Located on search path with original routine name?</text:span></text:p>
          </draw:text-box>
        </draw:frame>
        <draw:frame draw:style-name="gr13" draw:text-style-name="P5" draw:layer="layout" svg:width="10.352cm" svg:height="0.924cm" svg:x="3.233cm" svg:y="15.831cm">
          <draw:text-box>
            <text:p text:style-name="P5"><text:span text:style-name="T2">Proceed to next search step</text:span></text:p>
          </draw:text-box>
        </draw:frame>
        <draw:frame draw:style-name="gr8" draw:text-style-name="P4" draw:layer="layout" svg:width="6.917cm" svg:height="0.86cm" svg:x="11.209cm" svg:y="17.397cm">
          <draw:text-box>
            <text:p text:style-name="P3"><text:span text:style-name="T1">Execute</text:span></text:p>
          </draw:text-box>
        </draw:frame>
        <draw:custom-shape draw:style-name="gr14" draw:text-style-name="P6" draw:layer="layout" svg:width="10.363cm" svg:height="0.972cm" svg:x="3.15cm" svg:y="1.922cm">
          <text:p text:style-name="P6"><text:span text:style-name="T2">Initial call or call from Macrospace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0.363cm" svg:height="0.972cm" svg:x="3.15cm" svg:y="3.707cm">
          <text:p text:style-name="P6"><text:span text:style-name="T2">Located in same directory as caller?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2" draw:layer="layout" svg:width="1.781cm" svg:height="0.963cm" svg:x="8.425cm" svg:y="14.845cm">
          <draw:text-box>
            <text:p text:style-name="P2">no</text:p>
          </draw:text-box>
        </draw:frame>
        <draw:frame draw:style-name="gr7" draw:text-style-name="P2" draw:layer="layout" svg:width="1.781cm" svg:height="0.963cm" svg:x="8.387cm" svg:y="4.729cm">
          <draw:text-box>
            <text:p text:style-name="P2">no</text:p>
          </draw:text-box>
        </draw:frame>
        <draw:line draw:style-name="gr2" draw:text-style-name="P1" draw:layer="layout" svg:x1="8.4cm" svg:y1="2.88cm" svg:x2="8.4cm" svg:y2="3.704cm">
          <text:p/>
        </draw:line>
        <draw:line draw:style-name="gr2" draw:text-style-name="P1" draw:layer="layout" svg:x1="13.509cm" svg:y1="7.959cm" svg:x2="16.621cm" svg:y2="7.959cm">
          <text:p/>
        </draw:line>
        <draw:frame draw:style-name="gr4" draw:text-style-name="P2" draw:layer="layout" svg:width="2.186cm" svg:height="0.963cm" svg:x="13.572cm" svg:y="3.396cm">
          <draw:text-box>
            <text:p text:style-name="P2">yes</text:p>
          </draw:text-box>
        </draw:frame>
        <draw:line draw:style-name="gr3" draw:text-style-name="P1" draw:layer="layout" svg:x1="13.509cm" svg:y1="4.182cm" svg:x2="16.621cm" svg:y2="4.182cm">
          <text:p/>
        </draw:line>
        <draw:line draw:style-name="gr2" draw:text-style-name="P1" draw:layer="layout" svg:x1="8.374cm" svg:y1="4.712cm" svg:x2="8.374cm" svg:y2="5.536cm">
          <text:p/>
        </draw:line>
        <draw:line draw:style-name="gr3" draw:text-style-name="P1" draw:layer="layout" svg:x1="0.496cm" svg:y1="2.408cm" svg:x2="3.126cm" svg:y2="2.408cm">
          <text:p/>
        </draw:line>
        <draw:line draw:style-name="gr2" draw:text-style-name="P1" draw:layer="layout" svg:x1="0.477cm" svg:y1="4.863cm" svg:x2="8.348cm" svg:y2="4.861cm">
          <text:p/>
        </draw:line>
        <draw:line draw:style-name="gr3" draw:text-style-name="P1" draw:layer="layout" svg:x1="0.5cm" svg:y1="2.417cm" svg:x2="0.5cm" svg:y2="4.869cm">
          <text:p/>
        </draw:line>
        <draw:frame draw:style-name="gr4" draw:text-style-name="P2" draw:layer="layout" svg:width="2.186cm" svg:height="0.963cm" svg:x="0.272cm" svg:y="1.497cm">
          <draw:text-box>
            <text:p text:style-name="P2">yes</text:p>
          </draw:text-box>
        </draw:frame>
        <draw:frame draw:style-name="gr7" draw:text-style-name="P2" draw:layer="layout" svg:width="1.781cm" svg:height="0.963cm" svg:x="8.388cm" svg:y="2.903cm">
          <draw:text-box>
            <text:p text:style-name="P2"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8.25cm" fo:page-height="18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9-01-18T22:44:11</meta:creation-date>
    <dc:date>2011-04-30T07:39:45.78</dc:date>
    <dc:language>en-US</dc:language>
    <meta:editing-cycles>10</meta:editing-cycles>
    <meta:editing-duration>P1DT34M4S</meta:editing-duration>
    <dc:creator>Jon Wolfers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